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idal_wave</text:p>
          </table:table-cell>
          <table:table-cell table:number-columns-repeated="52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essence_synergy</text:p>
          </table:table-cell>
          <table:table-cell table:number-columns-repeated="3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2" office:value-type="string" calcext:value-type="string">
            <text:p>O</text:p>
          </table:table-cell>
          <table:table-cell table:number-columns-repeated="51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O</text:p>
          </table:table-cell>
          <table:table-cell table:number-columns-repeated="513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wis_small</text:p>
          </table:table-cell>
          <table:table-cell table:number-columns-repeated="512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rogue_st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ealth_disappear_synergy</text:p>
          </table:table-cell>
          <table:table-cell/>
          <table:table-cell office:value-type="string" calcext:value-type="string">
            <text:p>triple_slash_stealth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las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lash_wounds_synergy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"/>
          <table:table-cell office:value-type="string" calcext:value-type="string">
            <text:p>divine_shield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table:style-name="ce5"/>
          <table:table-cell table:style-name="ce8"/>
          <table:table-cell table:style-name="ce8" office:value-type="string" calcext:value-type="string">
            <text:p>O</text:p>
          </table:table-cell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office:value-type="string" calcext:value-type="string">
            <text:p>O</text:p>
          </table:table-cell>
          <table:table-cell table:style-name="ce8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office:value-type="string" calcext:value-type="string">
            <text:p>O</text:p>
          </table:table-cell>
          <table:table-cell table:style-name="ce8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/>
          <table:table-cell table:style-name="ce8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sta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a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a_big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blink_strik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3"/>
          <table:table-cell office:value-type="string" calcext:value-type="string">
            <text:p>divine_tribulation</text:p>
          </table:table-cell>
          <table:table-cell table:number-columns-repeated="50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dex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70"/>
          <table:table-cell office:value-type="string" calcext:value-type="string">
            <text:p>arrow_storm</text:p>
          </table:table-cell>
          <table:table-cell table:number-columns-repeated="5"/>
          <table:table-cell office:value-type="string" calcext:value-type="string">
            <text:p>triple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hot_consume_hunter_synergy</text:p>
          </table:table-cell>
          <table:table-cell table:number-columns-repeated="3"/>
          <table:table-cell office:value-type="string" calcext:value-type="string">
            <text:p>arrow_barr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dex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vit_big</text:p>
          </table:table-cell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office:value-type="string" calcext:value-type="string">
            <text:p>O</text:p>
          </table:table-cell>
          <table:table-cell table:style-name="ce8" table:number-columns-repeated="6"/>
          <table:table-cell table:style-name="ce8" office:value-type="string" calcext:value-type="string">
            <text:p>O</text:p>
          </table:table-cell>
          <table:table-cell table:style-name="ce8" table:number-columns-repeated="6"/>
          <table:table-cell table:style-name="ce8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/>
          <table:table-cell table:style-name="ce8" office:value-type="string" calcext:value-type="string">
            <text:p>O</text:p>
          </table:table-cell>
          <table:table-cell table:style-name="ce8" table:number-columns-repeated="5"/>
          <table:table-cell table:style-name="ce8" office:value-type="string" calcext:value-type="string">
            <text:p>O</text:p>
          </table:table-cell>
          <table:table-cell table:style-name="ce8" table:number-columns-repeated="5"/>
          <table:table-cell table:style-name="ce8" office:value-type="string" calcext:value-type="string">
            <text:p>O</text:p>
          </table:table-cell>
          <table:table-cell table:style-name="ce8"/>
          <table:table-cell table:number-columns-repeated="517"/>
        </table:table-row>
        <table:table-row table:style-name="ro1">
          <table:table-cell table:number-columns-repeated="479"/>
          <table:table-cell office:value-type="string" calcext:value-type="string">
            <text:p>imb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mbue_crit_add_hunter_synergy</text:p>
          </table:table-cell>
          <table:table-cell/>
          <table:table-cell office:value-type="string" calcext:value-type="string">
            <text:p>recoil_add_hunter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add_wounds_synergy</text:p>
          </table:table-cell>
          <table:table-cell table:number-columns-repeated="6"/>
          <table:table-cell office:value-type="string" calcext:value-type="string">
            <text:p>nature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7"/>
          <table:table-cell office:value-type="string" calcext:value-type="string">
            <text:p>dex_small</text:p>
          </table:table-cell>
          <table:table-cell table:number-columns-repeated="3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3"/>
          <table:table-cell office:value-type="string" calcext:value-type="string">
            <text:p>thunder_dash_energy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poisoned_weapons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poisoned_weapon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oison_ball</text:p>
          </table:table-cell>
          <table:table-cell table:number-columns-repeated="6"/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irit_wolves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ummon_spiders</text:p>
          </table:table-cell>
          <table:table-cell table:number-columns-repeated="526"/>
        </table:table-row>
        <table:table-row table:style-name="ro1" table:number-rows-repeated="63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9:42:00.1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2T19:42:21.210000000</dc:date>
    <meta:editing-duration>P1DT5H10M38S</meta:editing-duration>
    <meta:editing-cycles>92</meta:editing-cycles>
    <meta:generator>Trio_Office/6.2.8.2$Windows_x86 LibreOffice_project/</meta:generator>
    <meta:document-statistic meta:table-count="1" meta:cell-count="395" meta:object-count="0"/>
  </office:meta>
</office:document-meta>
</file>